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d50c" officeooo:paragraph-rsid="000cd5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pilation</text:h>
      <text:p text:style-name="P1"/>
      <text:p text:style-name="P1">La compilation nécessite gcc</text:p>
      <text:p text:style-name="P1">Sous Windows :</text:p>
      <text:p text:style-name="P1">- ouvrir powerShell dans le répertoire racine via un shift clic droit</text:p>
      <text:p text:style-name="P1">- exécuter la commande ‘make windows’ pour générer un exécutable</text:p>
      <text:p text:style-name="P1">Sous Linux :</text:p>
      <text:p text:style-name="P1">- ouvrir un terminal dans le répertoire racine</text:p>
      <text:p text:style-name="P1">- exécuter la commande ‘make’</text:p>
      <text:p text:style-name="P1"/>
      <text:p text:style-name="P1"/>
      <text:p text:style-name="P1">Exécutio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7:35:40.447435718</meta:creation-date>
    <meta:generator>LibreOffice/7.3.6.2$Linux_X86_64 LibreOffice_project/30$Build-2</meta:generator>
    <dc:date>2022-10-30T17:42:41.617302334</dc:date>
    <meta:editing-duration>PT7M2S</meta:editing-duration>
    <meta:editing-cycles>1</meta:editing-cycles>
    <meta:document-statistic meta:table-count="0" meta:image-count="0" meta:object-count="0" meta:page-count="1" meta:paragraph-count="9" meta:word-count="47" meta:character-count="282" meta:non-whitespace-character-count="244"/>
  </office:meta>
</office:document-meta>
</file>